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ce style:name="Arial1" svg:font-family="Arial" style:font-family-generic="system" style:font-pitch="variable"/>
    <style:font-face style:name="Lato Extended" svg:font-family="'Lato Extended', Lato, 'Helvetica Neue', Helvetica,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style="italic" style:text-underline-style="solid" style:text-underline-width="auto" style:text-underline-color="font-color" officeooo:paragraph-rsid="00087b2e" style:font-size-asian="16pt" style:font-style-asian="italic" style:font-size-complex="16pt" style:font-style-complex="italic"/>
    </style:style>
    <style:style style:name="P2" style:family="paragraph" style:parent-style-name="Standard">
      <style:text-properties officeooo:rsid="00087b2e" officeooo:paragraph-rsid="00087b2e"/>
    </style:style>
    <style:style style:name="P3" style:family="paragraph" style:parent-style-name="Standard">
      <style:text-properties officeooo:paragraph-rsid="00087b2e"/>
    </style:style>
    <style:style style:name="P4" style:family="paragraph" style:parent-style-name="Standard">
      <style:paragraph-properties fo:text-align="start" style:justify-single-word="false"/>
      <style:text-properties fo:font-size="12pt" fo:font-style="normal" style:text-underline-style="none" officeooo:rsid="000a74f2" officeooo:paragraph-rsid="000a74f2" style:font-size-asian="10.5pt" style:font-style-asian="normal" style:font-size-complex="12pt" style:font-style-complex="normal"/>
    </style:style>
    <style:style style:name="P5" style:family="paragraph" style:parent-style-name="Heading_20_1">
      <style:paragraph-properties fo:text-align="center" style:justify-single-word="false"/>
      <style:text-properties fo:font-variant="normal" fo:text-transform="none" fo:color="#0a0a0a" loext:opacity="100%" style:font-name="Lato Extended" fo:font-size="16pt" fo:letter-spacing="normal" fo:font-style="normal" style:text-underline-style="solid" style:text-underline-width="auto" style:text-underline-color="font-color" fo:font-weight="normal" officeooo:paragraph-rsid="00087b2e" style:font-size-asian="16pt" style:font-style-asian="italic" style:font-size-complex="16pt" style:font-style-complex="italic"/>
    </style:style>
    <style:style style:name="T1" style:family="text">
      <style:text-properties officeooo:rsid="00087b2e"/>
    </style:style>
    <style:style style:name="T2" style:family="text">
      <style:text-properties fo:font-variant="normal" fo:text-transform="none" fo:color="#000000" loext:opacity="100%" style:font-name="Arial" fo:font-size="9.60000038146973pt" fo:letter-spacing="normal" fo:font-style="normal" style:text-underline-style="solid" style:text-underline-width="auto" style:text-underline-color="font-color" fo:font-weight="normal" loext:padding="0cm" loext:border="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Nelson Lefebvre</text:p>
      <text:p text:style-name="P3"><text:span text:style-name="T1">Nuid : </text:span><text:span text:style-name="T2">03137910</text:span> </text:p>
      <text:p text:style-name="P3"/>
      <text:h text:style-name="P5" text:outline-level="1">Reading on AI: Achievements in Answer Set Programming</text:h>
      <text:p text:style-name="P1"/>
      <text:p text:style-name="P4">First of all the major idea that came to me while reading this paragraph is that mathematics/mathematicians really play a crucial role in computer research. Whether it is with a multitude of algorithms that allow to solve given problems (Dijkstra, Hamiltonian graph, maximum flow problem), but also to make predictions (probability, Poisson distribution..).</text:p>
      <text:p text:style-name="P4">But these are problems that are realized in a "biological" way and not in a basic mathematical way. For example to find a way out of a maze for a rat, it will not say "I will use the deep path". We manage to find ways to make natural notions concrete with logical and mathematical notions.</text:p>
      <text:p text:style-name="P4"/>
      <text:p text:style-name="P4">Secondly, it is also in the basics of computer science that math is applied. To realize the declaration of the variables for example, we put "labels" on the various variables to realize various calculations on those. To thus carry out concept of logic or mathematics specific to those.</text:p>
      <text:p text:style-name="P4"/>
      <text:p text:style-name="P4">To conclude, we can say that computer science, whether in AI or in other fields, is linked to mathematics. Whether it is with the complexity of certain algorithms or the means to solve given problems. But also and above all it is impressive to see that with all these mathematical tools we manage to retranscribe concrete cases of everyday life but that in spite of that it is difficult to realize tasks that we can judge as simple for a biological being.</text:p>
      <text:p text:style-name="P4"/>
      <text:p text:style-name="P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ce style:name="Arial1" svg:font-family="Arial" style:font-family-generic="system" style:font-pitch="variable"/>
    <style:font-face style:name="Lato Extended" svg:font-family="'Lato Extended', Lato, 'Helvetica Neue', Helvetica,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style:contextual-spacing="false" fo:line-height="115%"/>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4-15T14:52:04.201000000</dc:date>
    <meta:editing-duration>PT25M25S</meta:editing-duration>
    <meta:editing-cycles>6</meta:editing-cycles>
    <meta:generator>LibreOffice/7.3.0.3$Windows_X86_64 LibreOffice_project/0f246aa12d0eee4a0f7adcefbf7c878fc2238db3</meta:generator>
    <meta:document-statistic meta:table-count="0" meta:image-count="0" meta:object-count="0" meta:page-count="1" meta:paragraph-count="7" meta:word-count="252" meta:character-count="1470" meta:non-whitespace-character-count="1224"/>
  </office:meta>
</office:document-meta>
</file>